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fo:font-style="italic" officeooo:rsid="00703af8" officeooo:paragraph-rsid="00703af8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rsid="005a1352" officeooo:paragraph-rsid="005a1352"/>
    </style:style>
    <style:style style:name="P3" style:family="paragraph" style:parent-style-name="Standard">
      <style:paragraph-properties fo:margin-top="0cm" fo:margin-bottom="0.199cm" loext:contextual-spacing="false"/>
      <style:text-properties officeooo:rsid="005a1352" officeooo:paragraph-rsid="005a1352"/>
    </style:style>
    <style:style style:name="P4" style:family="paragraph" style:parent-style-name="Standard">
      <loext:graphic-properties draw:fill="none"/>
      <style:paragraph-properties fo:margin-left="0.499cm" fo:margin-right="1cm" fo:text-align="justify" style:justify-single-word="false" fo:text-indent="-0.199cm" style:auto-text-indent="false" fo:background-color="transparent">
        <style:tab-stops/>
      </style:paragraph-properties>
      <style:text-properties officeooo:paragraph-rsid="005be79d"/>
    </style:style>
    <style:style style:name="P5" style:family="paragraph" style:parent-style-name="Standard" style:master-page-name="">
      <loext:graphic-properties draw:fill="none"/>
      <style:paragraph-properties fo:margin-left="0.499cm" fo:margin-right="1cm" fo:margin-top="0cm" fo:margin-bottom="0.101cm" loext:contextual-spacing="false" fo:text-indent="-0.199cm" style:auto-text-indent="false" style:page-number="auto" fo:background-color="transparent">
        <style:tab-stops/>
      </style:paragraph-properties>
      <style:text-properties fo:font-style="italic" officeooo:rsid="005be79d" officeooo:paragraph-rsid="005be79d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.499cm" fo:margin-right="1cm" fo:margin-top="0cm" fo:margin-bottom="0.101cm" loext:contextual-spacing="false" fo:text-align="justify" style:justify-single-word="false" fo:text-indent="-0.199cm" style:auto-text-indent="false" fo:background-color="transparent">
        <style:tab-stops/>
      </style:paragraph-properties>
      <style:text-properties officeooo:paragraph-rsid="005be79d"/>
    </style:style>
    <style:style style:name="P7" style:family="paragraph" style:parent-style-name="Standard">
      <loext:graphic-properties draw:fill="none"/>
      <style:paragraph-properties fo:margin-left="0.499cm" fo:margin-right="1cm" fo:margin-top="0cm" fo:margin-bottom="0.101cm" loext:contextual-spacing="false" fo:text-align="justify" style:justify-single-word="false" fo:text-indent="-0.199cm" style:auto-text-indent="false" fo:background-color="transparent">
        <style:tab-stops/>
      </style:paragraph-properties>
      <style:text-properties fo:font-style="italic" officeooo:paragraph-rsid="005660d8" style:font-style-asian="italic" style:font-style-complex="italic"/>
    </style:style>
    <style:style style:name="P8" style:family="paragraph" style:parent-style-name="Standard" style:master-page-name="">
      <style:paragraph-properties style:page-number="auto"/>
      <style:text-properties officeooo:rsid="005f969d" officeooo:paragraph-rsid="005f969d"/>
    </style:style>
    <style:style style:name="P9" style:family="paragraph" style:parent-style-name="Standard" style:list-style-name="L1">
      <style:text-properties officeooo:rsid="005660d8" officeooo:paragraph-rsid="005660d8"/>
    </style:style>
    <style:style style:name="P10" style:family="paragraph" style:parent-style-name="Standard" style:list-style-name="L1">
      <style:text-properties officeooo:rsid="005660d8" officeooo:paragraph-rsid="005d789e"/>
    </style:style>
    <style:style style:name="P11" style:family="paragraph" style:parent-style-name="Standard" style:list-style-name="L1">
      <style:text-properties officeooo:rsid="005660d8" officeooo:paragraph-rsid="00c3b427"/>
    </style:style>
    <style:style style:name="P12" style:family="paragraph" style:parent-style-name="Standard" style:list-style-name="L1">
      <style:text-properties officeooo:rsid="005d789e" officeooo:paragraph-rsid="005d789e"/>
    </style:style>
    <style:style style:name="P13" style:family="paragraph" style:parent-style-name="Text_20_body">
      <style:text-properties officeooo:paragraph-rsid="00c798e1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87037d" officeooo:paragraph-rsid="008ccd93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Heading_20_1">
      <style:text-properties officeooo:rsid="007c1856" officeooo:paragraph-rsid="007c1856"/>
    </style:style>
    <style:style style:name="P1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9" style:family="paragraph" style:parent-style-name="Header">
      <style:paragraph-properties fo:text-align="end" style:justify-single-word="false"/>
      <style:text-properties officeooo:paragraph-rsid="00c6d11b"/>
    </style:style>
    <style:style style:name="P20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1" style:family="paragraph">
      <style:paragraph-properties fo:text-align="center"/>
    </style:style>
    <style:style style:name="T1" style:family="text">
      <style:text-properties officeooo:rsid="0071cb1d"/>
    </style:style>
    <style:style style:name="T2" style:family="text">
      <style:text-properties fo:font-size="10pt" fo:font-style="italic" officeooo:rsid="0075d3cd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6d11b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aa7c95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c798e1" style:font-size-asian="10pt" style:font-style-asian="italic" style:font-size-complex="10pt" style:font-style-complex="italic"/>
    </style:style>
    <style:style style:name="T6" style:family="text">
      <style:text-properties officeooo:rsid="005660d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660d8" style:font-style-asian="italic" style:font-style-complex="italic"/>
    </style:style>
    <style:style style:name="T9" style:family="text">
      <style:text-properties fo:font-style="italic" officeooo:rsid="00ade059" style:font-style-asian="italic" style:font-style-complex="italic"/>
    </style:style>
    <style:style style:name="T10" style:family="text">
      <style:text-properties fo:font-style="italic" officeooo:rsid="00c8a7b6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5660d8" style:font-style-asian="italic" style:font-weight-asian="normal" style:font-style-complex="italic" style:font-weight-complex="normal"/>
    </style:style>
    <style:style style:name="T13" style:family="text">
      <style:text-properties officeooo:rsid="0097ee8b"/>
    </style:style>
    <style:style style:name="T14" style:family="text">
      <style:text-properties officeooo:rsid="00ade059"/>
    </style:style>
    <style:style style:name="T15" style:family="text">
      <style:text-properties officeooo:rsid="00c3b427"/>
    </style:style>
    <style:style style:name="T16" style:family="text">
      <style:text-properties officeooo:rsid="00c798e1"/>
    </style:style>
    <style:style style:name="T17" style:family="text">
      <style:text-properties officeooo:rsid="00c8a7b6"/>
    </style:style>
    <style:style style:name="T18" style:family="text">
      <style:text-properties officeooo:rsid="00cadda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itle/><text:span text:style-name="T1">Projet C-Ral Coding</text:span>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7"><text:a xlink:type="simple" xlink:href="#__RefHeading___Toc300_3384873203" text:style-name="Index_20_Link" text:visited-style-name="Index_20_Link">1 Le projet<text:tab/>1</text:a></text:p>
          <text:p text:style-name="P18"><text:a xlink:type="simple" xlink:href="#__RefHeading___Toc3327_49679788" text:style-name="Index_20_Link" text:visited-style-name="Index_20_Link">1.1 L'intitulé du projet<text:tab/>1</text:a></text:p>
          <text:p text:style-name="P18"><text:a xlink:type="simple" xlink:href="#__RefHeading___Toc3329_49679788" text:style-name="Index_20_Link" text:visited-style-name="Index_20_Link">1.2 Analyse de l'intitulé<text:tab/>1</text:a></text:p>
          <text:p text:style-name="P20"><text:a xlink:type="simple" xlink:href="#__RefHeading___Toc2260_2265735866" text:style-name="Index_20_Link" text:visited-style-name="Index_20_Link">1.2.1 Entreprise en recherche<text:tab/>1</text:a></text:p>
          <text:p text:style-name="P20"><text:a xlink:type="simple" xlink:href="#__RefHeading___Toc2262_2265735866" text:style-name="Index_20_Link" text:visited-style-name="Index_20_Link">1.2.2 Objectif<text:tab/>2</text:a></text:p>
          <text:p text:style-name="P20"><text:a xlink:type="simple" xlink:href="#__RefHeading___Toc2264_2265735866" text:style-name="Index_20_Link" text:visited-style-name="Index_20_Link">1.2.3 Contraintes<text:tab/>2</text:a></text:p>
          <text:p text:style-name="P20"><text:a xlink:type="simple" xlink:href="#__RefHeading___Toc2266_2265735866" text:style-name="Index_20_Link" text:visited-style-name="Index_20_Link">1.2.4 Inventer la société cible<text:tab/>2</text:a></text:p>
          <text:p text:style-name="P17"><text:a xlink:type="simple" xlink:href="#__RefHeading___Toc302_3384873203" text:style-name="Index_20_Link" text:visited-style-name="Index_20_Link">2 Les livrables de web design<text:tab/>2</text:a></text:p>
        </text:index-body>
      </text:table-of-content>
      <text:h text:style-name="P16" text:outline-level="1"><text:bookmark-start text:name="__RefHeading___Toc300_3384873203"/>Le projet<text:bookmark-end text:name="__RefHeading___Toc300_3384873203"/></text:h>
      <text:h text:style-name="Heading_20_2" text:outline-level="2"><text:bookmark-start text:name="__RefHeading___Toc3327_49679788"/>L'intitulé du projet<text:bookmark-end text:name="__RefHeading___Toc3327_49679788"/></text:h>
      <text:p text:style-name="P5">Mardi 27/10/2020 - 12h37</text:p>
      <text:p text:style-name="P6"><text:span text:style-name="T7">C-RAL CODING est une agence de Web marketing , actuellement à la recherche de développeurs Web</text:span><text:span text:style-name="T8"> : </text:span><text:span text:style-name="T7">C-RAL CODING souhaite recruter et former un</text:span><text:span text:style-name="T8"> </text:span><text:span text:style-name="T7">binôme pour son client, </text:span><text:span text:style-name="T8">afin </text:span><text:span text:style-name="T7">de développer un site Web mettant en avant leur image de marque, </text:span><text:span text:style-name="T8">l</text:span><text:span text:style-name="T7">eur concept ou leurs idées en respectant le responsive design.</text:span></text:p>
      <text:p text:style-name="P7">Afin de décrocher cette opportunité le binôme doit présenter et détailler sa conception et sa vision du site, en utilisant la chronologie de base<text:span text:style-name="T6"> </text:span>Zoning<text:span text:style-name="T13">, </text:span>WireFrame<text:span text:style-name="T13">, </text:span>MoodBoard<text:span text:style-name="T13">, </text:span>StyleTile<text:span text:style-name="T13">, </text:span>Maquette<text:span text:style-name="T13"> et </text:span>MockUp<text:span text:style-name="T6">.</text:span></text:p>
      <text:p text:style-name="P4"><text:span text:style-name="T7">L’objectif de ce site doit être réalisé en HTML5 et CSS3 et doit être finit pour le </text:span><text:span text:style-name="Strong_20_Emphasis"><text:span text:style-name="T11">Mardi 10 Novembre 2020 - 16H</text:span></text:span><text:span text:style-name="Strong_20_Emphasis"><text:span text:style-name="T12">. L</text:span></text:span><text:span text:style-name="T11">’introduction </text:span><text:span text:style-name="T7">de JavaScript dans ce projet est un plus et pourrait taper à l’œil de l’agence Web C-RAL CODING.</text:span></text:p>
      <text:h text:style-name="Heading_20_2" text:outline-level="2"><text:bookmark-start text:name="__RefHeading___Toc3329_49679788"/>Analyse de l'intitulé<text:bookmark-end text:name="__RefHeading___Toc3329_49679788"/></text:h>
      <text:h text:style-name="Heading_20_3" text:outline-level="3"><text:bookmark-start text:name="__RefHeading___Toc2260_2265735866"/>Entreprise en recherche<text:bookmark-end text:name="__RefHeading___Toc2260_2265735866"/></text:h>
      <text:list xml:id="list2662496158" text:style-name="L1">
        <text:list-item>
          <text:list>
            <text:list-item>
              <text:p text:style-name="P9">C-RAL Coding</text:p>
            </text:list-item>
            <text:list-item>
              <text:p text:style-name="P9">entreprise de web Marketing</text:p>
            </text:list-item>
          </text:list>
        </text:list-item>
      </text:list>
      <text:h text:style-name="Heading_20_3" text:outline-level="3"><text:bookmark-start text:name="__RefHeading___Toc2262_2265735866"/><text:soft-page-break/>Objectif<text:bookmark-end text:name="__RefHeading___Toc2262_2265735866"/></text:h>
      <text:list xml:id="list152533258779181" text:continue-numbering="true" text:style-name="L1">
        <text:list-item>
          <text:list>
            <text:list-item>
              <text:p text:style-name="P12">être recruté en binôme</text:p>
            </text:list-item>
            <text:list-item>
              <text:p text:style-name="P12">pour cela :</text:p>
              <text:list>
                <text:list-item>
                  <text:p text:style-name="P10">développer un site web pour une société cible</text:p>
                </text:list-item>
                <text:list-item>
                  <text:p text:style-name="P9">site visant à mettre en avant :</text:p>
                  <text:list>
                    <text:list-item>
                      <text:p text:style-name="P9">l'image de marque de l'entreprise</text:p>
                    </text:list-item>
                    <text:list-item>
                      <text:p text:style-name="P9">ses concepts, ses idées, ...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264_2265735866"/>Contraintes<text:bookmark-end text:name="__RefHeading___Toc2264_2265735866"/></text:h>
      <text:list xml:id="list152533961149677" text:continue-numbering="true" text:style-name="L1">
        <text:list-item>
          <text:list>
            <text:list-item>
              <text:p text:style-name="P9">site en responsive design via HTML, CSS</text:p>
            </text:list-item>
            <text:list-item>
              <text:p text:style-name="P11">produire les livrables zoning, wireframe, moodboard, style tile, mockup<text:span text:style-name="T15"> et </text:span>maquette </text:p>
            </text:list-item>
          </text:list>
        </text:list-item>
      </text:list>
      <text:h text:style-name="Heading_20_3" text:outline-level="3"><text:bookmark-start text:name="__RefHeading___Toc2266_2265735866"/>Inventer la société cible<text:bookmark-end text:name="__RefHeading___Toc2266_2265735866"/></text:h>
      <text:p text:style-name="Standard">Compte tenu de l'objectif du site web à développer, il est nécessaire "d'inventer" la société pour laquelle il doit être développé (image de marque, concepts, idées, ...).</text:p>
      <text:p text:style-name="P2"/>
      <text:p text:style-name="P3">La société fictive ciblée sera <text:span text:style-name="T9">Capture<text:tab/></text:span><text:span text:style-name="T14">, qui fabrique et vend des affiches de films, de spectacles ou de tout autre événement culturel.</text:span></text:p>
      <text:p text:style-name="P8"><text:tab/></text:p>
      <text:h text:style-name="Heading_20_1" text:outline-level="1"><text:bookmark-start text:name="__RefHeading___Toc302_3384873203"/>Les livrables de web design<text:bookmark-end text:name="__RefHeading___Toc302_3384873203"/></text:h>
      <text:p text:style-name="P13">Chaque livrable de web design (zoning, wireframe, ...) <text:span text:style-name="T18">est </text:span>disponible dans un fichier indépendant au format PDF<text:span text:style-name="T18">. Ces fichiers sont stockés dans le sous-dossier </text:span><text:span text:style-name="T10">Livrables</text:span><text:span text:style-name="T17">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2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officeooo:rsid="00703af8" officeooo:paragraph-rsid="00703af8" style:font-size-asian="10pt" style:font-style-asian="italic" style:font-size-complex="10pt" style:font-style-complex="italic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end" style:justify-single-word="false"/>
      <style:text-properties officeooo:paragraph-rsid="00c6d11b"/>
    </style:style>
    <style:style style:name="MT1" style:family="text">
      <style:text-properties officeooo:rsid="0071cb1d"/>
    </style:style>
    <style:style style:name="MT2" style:family="text">
      <style:text-properties fo:font-size="10pt" fo:font-style="italic" officeooo:rsid="0075d3cd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6d11b" style:font-size-asian="10pt" style:font-style-asian="italic" style:font-size-complex="10pt" style:font-style-complex="italic"/>
    </style:style>
    <style:style style:name="MT4" style:family="text">
      <style:text-properties fo:font-size="10pt" fo:font-style="italic" officeooo:rsid="00c798e1" style:font-size-asian="10pt" style:font-style-asian="italic" style:font-size-complex="10pt" style:font-style-complex="italic"/>
    </style:style>
    <style:style style:name="MT5" style:family="text">
      <style:text-properties fo:font-size="10pt" fo:font-style="italic" officeooo:rsid="00aa7c95" style:font-size-asian="10pt" style:font-style-asian="italic" style:font-size-complex="10pt" style:font-style-complex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" draw:name="Forme1" draw:style-name="Mgr1" draw:text-style-name="MP2" svg:x1="16.492cm" svg:y1="0.832cm" svg:x2="0.016cm" svg:y2="0.788cm"><text:p/></draw:line>Projet <text:span text:style-name="MT1">C</text:span>-Ral Coding</text:p>
        <text:p text:style-name="MP3"><text:span text:style-name="MT2">S</text:span><text:span text:style-name="MT3">évérin <text:s/>et Jérôme</text:span><text:span text:style-name="MT4">, </text:span><text:span text:style-name="MT2">le </text:span><text:span text:style-name="MT3">17</text:span><text:span text:style-name="MT5">/11/2020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15:25:31.738212089</dc:date>
    <meta:editing-duration>PT19H19M33S</meta:editing-duration>
    <meta:editing-cycles>141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349" meta:character-count="2019" meta:non-whitespace-character-count="1722"/>
  </office:meta>
</office:document-meta>
</file>